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entury Schoolbook L1" svg:font-family="'Century Schoolbook L'" style:font-family-generic="roman"/>
    <style:font-face style:name="Liberation Serif1" svg:font-family="'Liberation Serif'" style:font-family-generic="roman"/>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7486in" fo:margin-left="0.2979in" table:align="left"/>
    </style:style>
    <style:style style:name="Table1.A" style:family="table-column">
      <style:table-column-properties style:column-width="0.8771in"/>
    </style:style>
    <style:style style:name="Table1.B" style:family="table-column">
      <style:table-column-properties style:column-width="0.7028in"/>
    </style:style>
    <style:style style:name="Table1.C" style:family="table-column">
      <style:table-column-properties style:column-width="3.168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5035in" style:rel-column-width="725*"/>
    </style:style>
    <style:style style:name="Table2.B" style:family="table-column">
      <style:table-column-properties style:column-width="6.1896in" style:rel-column-width="891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5" style:family="table-row">
      <style:table-row-properties style:min-row-height="0.2861in"/>
    </style:style>
    <style:style style:name="P1" style:family="paragraph" style:parent-style-name="Standard">
      <style:text-properties style:font-name="Century Schoolbook L" fo:font-weight="bold" officeooo:rsid="0001e7c6" officeooo:paragraph-rsid="0001e7c6" style:font-weight-asian="bold" style:font-weight-complex="bold"/>
    </style:style>
    <style:style style:name="P2" style:family="paragraph" style:parent-style-name="Standard">
      <style:paragraph-properties fo:text-align="end" style:justify-single-word="false"/>
      <style:text-properties style:font-name="Century Schoolbook L" fo:font-size="10pt" fo:font-weight="normal" officeooo:rsid="0001e7c6" officeooo:paragraph-rsid="0001e7c6" style:font-size-asian="8.75pt" style:font-weight-asian="normal" style:font-size-complex="10pt" style:font-weight-complex="normal"/>
    </style:style>
    <style:style style:name="P3" style:family="paragraph" style:parent-style-name="Standard">
      <style:paragraph-properties fo:text-align="start" style:justify-single-word="false"/>
      <style:text-properties style:font-name="Century Schoolbook L" fo:font-size="10pt" fo:font-weight="normal" officeooo:rsid="0001e7c6" officeooo:paragraph-rsid="0001e7c6"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Century Schoolbook L" fo:font-size="10pt" fo:font-weight="normal" officeooo:rsid="000528dc" officeooo:paragraph-rsid="000528dc"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Century Schoolbook L" fo:font-size="12pt" fo:font-weight="normal" officeooo:rsid="0001e7c6" officeooo:paragraph-rsid="0001e7c6" style:font-size-asian="10.5pt" style:font-weight-asian="normal" style:font-size-complex="12pt" style:font-weight-complex="normal"/>
    </style:style>
    <style:style style:name="P6" style:family="paragraph" style:parent-style-name="Standard" style:master-page-name="">
      <loext:graphic-properties draw:fill="none"/>
      <style:paragraph-properties fo:margin-left="0.1252in" fo:margin-right="0in" fo:text-align="start" style:justify-single-word="false" fo:text-indent="0in" style:auto-text-indent="false" style:page-number="auto" fo:background-color="transparent"/>
      <style:text-properties style:font-name="Century Schoolbook L" fo:font-size="10pt" fo:font-weight="normal" officeooo:rsid="0001e7c6" officeooo:paragraph-rsid="0001e7c6" style:font-size-asian="10pt" style:font-weight-asian="normal" style:font-size-complex="10pt" style:font-weight-complex="normal"/>
    </style:style>
    <style:style style:name="P7"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Century Schoolbook L1" fo:font-size="10pt" fo:font-weight="normal" officeooo:rsid="00183500" officeooo:paragraph-rsid="00033b80" style:font-name-asian="Century Schoolbook L1" style:font-size-asian="8.75pt" style:font-weight-asian="normal" style:font-name-complex="Century Schoolbook L1" style:font-size-complex="10pt" style:font-weight-complex="normal"/>
    </style:style>
    <style:style style:name="P8"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officeooo:paragraph-rsid="00033b80"/>
    </style:style>
    <style:style style:name="P9"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text-position="0% 100%" style:font-name="Century Schoolbook L" fo:font-size="10pt" fo:font-weight="normal" officeooo:rsid="0001a133" officeooo:paragraph-rsid="00033b80" style:font-size-asian="8.75pt" style:font-weight-asian="normal" style:font-size-complex="10pt" style:font-weight-complex="normal"/>
    </style:style>
    <style:style style:name="P10"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Century Schoolbook L" fo:font-size="10pt" fo:font-weight="normal" officeooo:rsid="0001e7c6" officeooo:paragraph-rsid="0001e7c6" style:font-size-asian="10pt" style:font-weight-asian="normal" style:font-size-complex="10pt" style:font-weight-complex="normal"/>
    </style:style>
    <style:style style:name="P11"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Century Schoolbook L" fo:font-size="10pt" fo:font-weight="normal" officeooo:rsid="0001e7c6" officeooo:paragraph-rsid="000d8259" style:font-size-asian="10pt" style:font-weight-asian="normal" style:font-size-complex="10pt" style:font-weight-complex="normal"/>
    </style:style>
    <style:style style:name="P12"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Century Schoolbook L" fo:font-size="10pt" fo:font-weight="normal" officeooo:rsid="000a3f26" officeooo:paragraph-rsid="000a3f26" style:font-size-asian="10pt" style:font-weight-asian="normal" style:font-size-complex="10pt" style:font-weight-complex="normal"/>
    </style:style>
    <style:style style:name="P13"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Century Schoolbook L" fo:font-size="10pt" fo:font-weight="normal" officeooo:rsid="000d8259" officeooo:paragraph-rsid="000d8259" style:font-size-asian="10pt" style:font-weight-asian="normal" style:font-size-complex="10pt" style:font-weight-complex="normal"/>
    </style:style>
    <style:style style:name="P14" style:family="paragraph" style:parent-style-name="Standard" style:master-page-name="">
      <loext:graphic-properties draw:fill="none"/>
      <style:paragraph-properties fo:margin-left="0.1252in" fo:margin-right="0in" fo:text-align="start" style:justify-single-word="false" fo:text-indent="0in" style:auto-text-indent="false" style:page-number="auto" fo:background-color="transparent"/>
      <style:text-properties style:font-name="Century Schoolbook L" fo:font-size="10pt" fo:font-weight="normal" officeooo:rsid="00005731" officeooo:paragraph-rsid="00033b80" style:font-size-asian="8.75pt" style:font-weight-asian="normal" style:font-size-complex="10pt" style:font-weight-complex="normal"/>
    </style:style>
    <style:style style:name="P15" style:family="paragraph" style:parent-style-name="Standard" style:master-page-name="">
      <loext:graphic-properties draw:fill="none"/>
      <style:paragraph-properties fo:margin-left="0.1252in" fo:margin-right="0in" fo:text-align="start" style:justify-single-word="false" fo:text-indent="0in" style:auto-text-indent="false" style:page-number="auto" fo:background-color="transparent"/>
      <style:text-properties style:font-name="Century Schoolbook L" fo:font-size="10pt" fo:font-weight="normal" officeooo:rsid="001b3995" officeooo:paragraph-rsid="00033b80" style:font-size-asian="8.75pt" style:font-weight-asian="normal" style:font-size-complex="10pt" style:font-weight-complex="normal"/>
    </style:style>
    <style:style style:name="P16" style:family="paragraph" style:parent-style-name="Table_20_Contents">
      <style:paragraph-properties fo:text-align="start" style:justify-single-word="false"/>
      <style:text-properties style:font-name="Century Schoolbook L" fo:font-size="10pt" officeooo:rsid="001cd9f0" officeooo:paragraph-rsid="00033b80" style:font-size-asian="8.75pt" style:font-size-complex="10pt"/>
    </style:style>
    <style:style style:name="P17" style:family="paragraph" style:parent-style-name="Table_20_Contents">
      <style:paragraph-properties fo:text-align="start" style:justify-single-word="false"/>
      <style:text-properties style:font-name="Century Schoolbook L" fo:font-size="10pt" officeooo:rsid="001f0626" officeooo:paragraph-rsid="00033b80" style:font-size-asian="8.75pt" style:font-size-complex="10pt"/>
    </style:style>
    <style:style style:name="P18" style:family="paragraph" style:parent-style-name="Table_20_Contents">
      <style:paragraph-properties fo:text-align="start" style:justify-single-word="false"/>
      <style:text-properties style:font-name="Century Schoolbook L" fo:font-size="10pt" officeooo:paragraph-rsid="00033b80" style:font-size-asian="8.75pt" style:font-size-complex="10pt"/>
    </style:style>
    <style:style style:name="P19" style:family="paragraph" style:parent-style-name="Table_20_Contents">
      <style:paragraph-properties fo:text-align="start" style:justify-single-word="false"/>
      <style:text-properties style:text-position="0% 100%" style:font-name="Century Schoolbook L" fo:font-size="10pt" officeooo:rsid="001d7cfc" officeooo:paragraph-rsid="00033b80" style:font-size-asian="8.75pt" style:font-size-complex="10pt"/>
    </style:style>
    <style:style style:name="P20" style:family="paragraph" style:parent-style-name="Table_20_Contents">
      <style:paragraph-properties fo:text-align="start" style:justify-single-word="false"/>
      <style:text-properties style:font-name="Century Schoolbook L1" fo:font-size="10pt" officeooo:rsid="001f0626" officeooo:paragraph-rsid="00033b80" style:font-size-asian="8.75pt" style:font-size-complex="10pt"/>
    </style:style>
    <style:style style:name="P21" style:family="paragraph" style:parent-style-name="Table_20_Contents">
      <style:paragraph-properties fo:text-align="start" style:justify-single-word="false"/>
      <style:text-properties style:font-name="Century Schoolbook L" fo:font-size="10pt" style:font-size-asian="10pt" style:font-size-complex="10pt"/>
    </style:style>
    <style:style style:name="P22" style:family="paragraph" style:parent-style-name="Table_20_Contents">
      <style:paragraph-properties fo:text-align="start" style:justify-single-word="false"/>
      <style:text-properties style:font-name="Century Schoolbook L" fo:font-size="10pt" officeooo:rsid="000d8259" officeooo:paragraph-rsid="000d8259" style:font-size-asian="10pt" style:font-size-complex="10pt"/>
    </style:style>
    <style:style style:name="P23" style:family="paragraph" style:parent-style-name="Table_20_Contents">
      <style:paragraph-properties fo:text-align="start" style:justify-single-word="false"/>
      <style:text-properties style:font-name="Century Schoolbook L" fo:font-size="10pt" officeooo:rsid="000da494" officeooo:paragraph-rsid="000da494" style:font-size-asian="10pt" style:font-size-complex="10pt"/>
    </style:style>
    <style:style style:name="T1" style:family="text">
      <style:text-properties officeooo:rsid="00033b80"/>
    </style:style>
    <style:style style:name="T2" style:family="text">
      <style:text-properties style:text-position="sub 58%"/>
    </style:style>
    <style:style style:name="T3" style:family="text">
      <style:text-properties style:text-position="sub 58%" officeooo:rsid="0001a133"/>
    </style:style>
    <style:style style:name="T4" style:family="text">
      <style:text-properties style:text-position="sub 58%" style:font-name="Century Schoolbook L" fo:font-size="10pt" fo:font-weight="normal" officeooo:rsid="0001a133" style:font-size-asian="8.75pt" style:font-weight-asian="normal" style:font-size-complex="10pt" style:font-weight-complex="normal"/>
    </style:style>
    <style:style style:name="T5" style:family="text">
      <style:text-properties style:text-position="sub 58%" style:font-name="Century Schoolbook L" officeooo:rsid="0001a133"/>
    </style:style>
    <style:style style:name="T6" style:family="text">
      <style:text-properties style:text-position="sub 58%" style:font-name="Century Schoolbook L" officeooo:rsid="00033b80"/>
    </style:style>
    <style:style style:name="T7" style:family="text">
      <style:text-properties style:text-position="sub 58%" officeooo:rsid="001f0626"/>
    </style:style>
    <style:style style:name="T8" style:family="text">
      <style:text-properties style:text-position="sub 58%" officeooo:rsid="000d8259"/>
    </style:style>
    <style:style style:name="T9" style:family="text">
      <style:text-properties style:text-position="0% 100%"/>
    </style:style>
    <style:style style:name="T10" style:family="text">
      <style:text-properties style:text-position="0% 100%" officeooo:rsid="00033b80"/>
    </style:style>
    <style:style style:name="T11" style:family="text">
      <style:text-properties style:text-position="0% 100%" style:font-name="Century Schoolbook L" officeooo:rsid="0001a133"/>
    </style:style>
    <style:style style:name="T12" style:family="text">
      <style:text-properties style:text-position="0% 100%" style:font-name="Century Schoolbook L" fo:font-size="10pt" fo:font-weight="normal" officeooo:rsid="0001a133" style:font-size-asian="8.75pt" style:font-weight-asian="normal" style:font-size-complex="10pt" style:font-weight-complex="normal"/>
    </style:style>
    <style:style style:name="T13" style:family="text">
      <style:text-properties style:text-position="0% 100%" style:font-name="Century Schoolbook L" officeooo:rsid="00033b80"/>
    </style:style>
    <style:style style:name="T14" style:family="text">
      <style:text-properties style:text-position="0% 100%" style:font-name="Century Schoolbook L" officeooo:rsid="000705d2"/>
    </style:style>
    <style:style style:name="T15" style:family="text">
      <style:text-properties style:text-position="0% 100%" officeooo:rsid="0001a133"/>
    </style:style>
    <style:style style:name="T16" style:family="text">
      <style:text-properties style:text-position="0% 100%" officeooo:rsid="001d7cfc"/>
    </style:style>
    <style:style style:name="T17" style:family="text">
      <style:text-properties style:text-position="0% 100%" style:font-name="Century Schoolbook L1" officeooo:rsid="00033b80"/>
    </style:style>
    <style:style style:name="T18" style:family="text">
      <style:text-properties style:text-position="0% 100%" style:font-name="Century Schoolbook L1" officeooo:rsid="000705d2"/>
    </style:style>
    <style:style style:name="T19" style:family="text">
      <style:text-properties officeooo:rsid="0001a133"/>
    </style:style>
    <style:style style:name="T20" style:family="text">
      <style:text-properties style:font-name="Century Schoolbook L1" style:font-name-asian="Century Schoolbook L1" style:font-name-complex="Century Schoolbook L1"/>
    </style:style>
    <style:style style:name="T21" style:family="text">
      <style:text-properties style:font-name="Century Schoolbook L1" officeooo:rsid="001cd9f0" style:font-name-asian="Century Schoolbook L1" style:font-name-complex="Century Schoolbook L1"/>
    </style:style>
    <style:style style:name="T22" style:family="text">
      <style:text-properties style:font-name="Century Schoolbook L1" officeooo:rsid="001f0626"/>
    </style:style>
    <style:style style:name="T23" style:family="text">
      <style:text-properties officeooo:rsid="001f0626"/>
    </style:style>
    <style:style style:name="T24" style:family="text">
      <style:text-properties style:font-name="Liberation Mono"/>
    </style:style>
    <style:style style:name="T25" style:family="text">
      <style:text-properties style:font-name="Liberation Mono" officeooo:rsid="001f0626"/>
    </style:style>
    <style:style style:name="T26" style:family="text">
      <style:text-properties style:font-name="Century Schoolbook L1"/>
    </style:style>
    <style:style style:name="T27" style:family="text">
      <style:text-properties style:font-name="Century Schoolbook L1" officeooo:rsid="000528dc"/>
    </style:style>
    <style:style style:name="T28" style:family="text">
      <style:text-properties style:font-name="Century Schoolbook L1" officeooo:rsid="00070ae8"/>
    </style:style>
    <style:style style:name="T29" style:family="text">
      <style:text-properties style:font-name="Century Schoolbook L1" officeooo:rsid="000d8259"/>
    </style:style>
    <style:style style:name="T30" style:family="text">
      <style:text-properties officeooo:rsid="000528dc"/>
    </style:style>
    <style:style style:name="T31" style:family="text">
      <style:text-properties officeooo:rsid="00070ae8"/>
    </style:style>
    <style:style style:name="T32" style:family="text">
      <style:text-properties officeooo:rsid="0007746c"/>
    </style:style>
    <style:style style:name="T33" style:family="text">
      <style:text-properties officeooo:rsid="0008559d"/>
    </style:style>
    <style:style style:name="T34" style:family="text">
      <style:text-properties officeooo:rsid="000a3f26"/>
    </style:style>
    <style:style style:name="T35" style:family="text">
      <style:text-properties officeooo:rsid="000d8259"/>
    </style:style>
    <style:style style:name="T36" style:family="text">
      <style:text-properties style:font-name="Liberation Serif1" officeooo:rsid="000d8259"/>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rva di Legame (EXP – 03) </text:p>
      <text:p text:style-name="P2">Video 01</text:p>
      <text:p text:style-name="P5">Spiegazione Teorica:</text:p>
      <text:p text:style-name="P3"/>
      <text:p text:style-name="P3">- Obbiettivo: Studiare il Binding, ovvero la Curva di Legame, della proteina Bovine Serum Albumin BSA attraverso il sale ANS, usato come sonda;</text:p>
      <text:p text:style-name="P3">- Questo perché, se libera in soluzione, la sonda ANS ha una resa Quantica prossima allo 0, mentre se questa viene legata alla proteina BSA dimostra una resa di Fluorescenza molto elevata.</text:p>
      <text:p text:style-name="P3">- <text:span text:style-name="T30">L’esperimento si svolge nell’acquisire gli spettri di Fluorescenza di vari campioni, partendo da uno con BSA a concentrazione nota e con concentrazione di ANS tenuta fissa a 5 </text:span><text:span text:style-name="T27">μM, per poi andare ad attuare una diluizione progressiva della sola proteina;</text:span></text:p>
      <text:p text:style-name="P3"><text:span text:style-name="T27">- In questo modo si va a seguire il processo di Binding atteaverso la Fluorescenza dell’ANS, e non quella della proteina, che andrà ad affievolirsi con il calo di concentrazione di BSA;</text:span></text:p>
      <text:p text:style-name="P4"><text:span text:style-name="T26">- Questo a partire da una concentrazione tale per cui tutto il sale è legato alla proteina fino ad arrivare a una tale per cui quasi tutto il sale è libero in soluzione.</text:span></text:p>
      <text:p text:style-name="P3"/>
      <text:p text:style-name="P3">- <text:span text:style-name="T1">Fase 1°:</text:span></text:p>
      <text:p text:style-name="P14">- Come per l’ EXP-01 <text:span text:style-name="T1">e EXP-02</text:span>, la fase iniziale dell’esperimento consiste nel calcolo della concentrazione <text:span text:style-name="T19">iniziale</text:span> C<text:span text:style-name="T3">i</text:span><text:span text:style-name="T15"> dello Stock di </text:span><text:span text:style-name="T10">BSA</text:span><text:span text:style-name="T15"> tramite lo Spettrofotometro, quindi tramite il calcolo dell’Assorbanza A di un campione diluito della proteina;</text:span></text:p>
      <text:p text:style-name="P8"><text:span text:style-name="T12">- Per farlo si va a diluire un volume iniziale V</text:span><text:span text:style-name="T4">i</text:span><text:span text:style-name="T12"> prelevato dallo Stock e lo si diluisce per pemmettere allo Spettrocolimetro di ricevere un buon segnale, in quanto lo Stock ad alta concentrazione non permetterebbe un passaggio consistente della radiazione;</text:span></text:p>
      <text:p text:style-name="P9">- Utilizzando poi la legge che lega l’Assorbanza (ottenuta grazie allo spettro di emissione) alla concentrazione e la Legge della conservazione della Massa, andiamo a calcolare la concentrazione iniziale;</text:p>
      <text:p text:style-name="P15"><text:span text:style-name="T20">- </text:span><text:span text:style-name="T21">Formule: </text:span></text:p>
      <table:table table:name="Table1" table:style-name="Table1">
        <table:table-column table:style-name="Table1.A"/>
        <table:table-column table:style-name="Table1.B"/>
        <table:table-column table:style-name="Table1.C"/>
        <table:table-row>
          <table:table-cell table:style-name="Table1.A1" office:value-type="string">
            <text:p text:style-name="P16">C<text:span text:style-name="T2">i</text:span><text:span text:style-name="T9">V</text:span><text:span text:style-name="T2">i</text:span><text:span text:style-name="T9"> = C</text:span><text:span text:style-name="T2">f</text:span><text:span text:style-name="T9">V</text:span><text:span text:style-name="T2">f</text:span><text:span text:style-name="T9"> </text:span></text:p>
          </table:table-cell>
          <table:table-cell table:style-name="Table1.A1" office:value-type="string">
            <text:p text:style-name="P16">Dove:</text:p>
          </table:table-cell>
          <table:table-cell table:style-name="Table1.C1" office:value-type="string">
            <text:p text:style-name="P16">- C<text:span text:style-name="T2">i</text:span><text:span text:style-name="T9"> = concentrazione dello Stock</text:span></text:p>
            <text:p text:style-name="P16"><text:span text:style-name="T9">- V</text:span><text:span text:style-name="T2">i</text:span><text:span text:style-name="T9"> = volume dello Stock</text:span></text:p>
            <text:p text:style-name="P16"><text:span text:style-name="T9">- C</text:span><text:span text:style-name="T2">f</text:span><text:span text:style-name="T9"> = </text:span><text:span text:style-name="T16">concentrazione della soluzione diluita</text:span></text:p>
            <text:p text:style-name="P19">- V<text:span text:style-name="T7">f</text:span><text:span text:style-name="T23"> = concentrazione della soluzione diluita</text:span></text:p>
          </table:table-cell>
        </table:table-row>
        <table:table-row>
          <table:table-cell table:style-name="Table1.A2" office:value-type="string">
            <text:p text:style-name="P17">A = <text:span text:style-name="T24">ε</text:span>Cl</text:p>
          </table:table-cell>
          <table:table-cell table:style-name="Table1.A2" office:value-type="string">
            <text:p text:style-name="P17">Dove:</text:p>
          </table:table-cell>
          <table:table-cell table:style-name="Table1.C2" office:value-type="string">
            <text:p text:style-name="P18">- <text:span text:style-name="T23">A = assorbanza</text:span></text:p>
            <text:p text:style-name="P18">- <text:span text:style-name="T25">ε</text:span><text:span text:style-name="T22"> = coefficente di estensione molare</text:span></text:p>
            <text:p text:style-name="P20">- C = concentrazione</text:p>
            <text:p text:style-name="P20">- l = lunghezza cammino ottico</text:p>
          </table:table-cell>
        </table:table-row>
      </table:table>
      <text:p text:style-name="P7"><text:span text:style-name="T11">- Il volume V</text:span><text:span text:style-name="T5">i</text:span><text:span text:style-name="T11"> da prelevare dallo Stock è di circa 100 μl </text:span><text:span text:style-name="T13">mentre la concentrazione iniziale dello stock che dovrebbe risultare dal calcolo è di circa 60 </text:span><text:span text:style-name="T17">μ</text:span><text:span text:style-name="T13">M;</text:span></text:p>
      <text:p text:style-name="P7"><text:span text:style-name="T13">- In seguito bisogna andare a calcolare il volume iniziale V</text:span><text:span text:style-name="T6">i</text:span><text:span text:style-name="T13"> di sonda che bisognerà prelevare dallo stock di ANS per poi andare a inserirlo nel nostro campione per ottenere una concentrazione finale C</text:span><text:span text:style-name="T6">f</text:span><text:span text:style-name="T13"> di quest’ultima di circa 5 </text:span><text:span text:style-name="T17">μ</text:span><text:span text:style-name="T13">M;</text:span></text:p>
      <text:p text:style-name="P7"><text:span text:style-name="T13">- </text:span><text:span text:style-name="T14">Per attuare poi la diluizione progressiva della proteina tenendo costante la concentrazione di sonda, si prepara in un Becher (il “Beverone” ) un elevato volume di soluione ( circa 30 ml) con solo ANS a concentrazione di 5 </text:span><text:span text:style-name="T18">μ</text:span><text:span text:style-name="T14">M così che, per diluire e quindi diminuire della metà la concentrazione di BSA dal campione di partenza, basterà preparare il nuovo campione prelevando metà del volume dal primo campione e metà volume dal Beverone;</text:span></text:p>
      <text:p text:style-name="P7"><text:span text:style-name="T14">- In questo modo da ogni diluizione si otterrà un nuovo campione avente sempre concentrazione di ANS costante, ma avente una concentrazione di BSA pari alla metà di quello precedente;</text:span></text:p>
      <text:p text:style-name="P7"><text:span text:style-name="T14">- Per svolgere l’esperimento bisogna preparare in questo modo da una decina a una quindicina di campioni.</text:span></text:p>
      <text:p text:style-name="P7"><text:span text:style-name="T14"/></text:p>
      <text:p text:style-name="P3">- <text:span text:style-name="T1">Fase 2°:</text:span></text:p>
      <text:p text:style-name="P6"><text:span text:style-name="T30">- La seconda fase consiste nell’acquisizione, tramite lo Spettroflorimetro, degli spettri di emissione per ogni campione, avendo una lunghezza d’onda di eccitazione di 350 nm, proprio perché andiamo a osservare la fluorescenza della sonda, tenendo un range di acquisizione dai 360 nm ai 600 nm;</text:span></text:p>
      <text:p text:style-name="P10"><text:soft-page-break/>- <text:span text:style-name="T31">ATT!! Tra il campione con concentrazione di BSA di 60 </text:span><text:span text:style-name="T28">μ</text:span><text:span text:style-name="T31">M e quello di 30 </text:span><text:span text:style-name="T28">μ</text:span><text:span text:style-name="T32">M (o anche eventuali concentrazioni maggiori) potrebbe risultare una differenza di intensità minima o pressochè nulla. Questo dipende dal fatto che se il sale ANS è in entrambi i casi tutto legato alla proteina, il segnale sarà pressochè lo stesso;</text:span></text:p>
      <text:p text:style-name="P10">- <text:span text:style-name="T32">L’acquisizione dei dati invece finisce quando si ottiene uno spettro di fluorescenza praticamente piatto, in quanto non distinguendo più facilmente il picco i dati risulterebbero irrilevanti. Questo avviene al raggiungimento di una concentrazione di BSA abbastanza bassa da avere quasi tutto il sale libero in soluzione;</text:span></text:p>
      <text:p text:style-name="P10">- <text:span text:style-name="T33">RICORDA: Può essere utile nell’esperimento acquisire anche lo spettro di emissione del solo Tampone + ANS così da avere un punto di riferimento e di partenza per la curva di legame;</text:span></text:p>
      <text:p text:style-name="P10">- <text:span text:style-name="T33">Ottenuti tutti gli spettri, in fine per la fase 2°, va attuata una interpolazione parabolica di tutti i picchi per ottenere l’Intensità di fluorescenza in funzione della concentrazione di BSA.</text:span></text:p>
      <text:p text:style-name="P10"/>
      <text:p text:style-name="P3">- <text:span text:style-name="T1">Fase 3°:</text:span></text:p>
      <text:p text:style-name="P6">- <text:span text:style-name="T34">Per analizzare in fine la Curva di Binding si pone appunto l’Intensità di emissione in funzione dalla concentrazione di BSA per poi fittarla con l’equazione:</text:span></text:p>
      <text:p text:style-name="P10"><draw:frame draw:style-name="fr1" draw:name="Object1" text:anchor-type="as-char" svg:y="-0.2209in" svg:width="4.1898in" svg:height="0.3693in" draw:z-index="0"><draw:object xlink:href="./Object 1" xlink:type="simple" xlink:show="embed" xlink:actuate="onLoad"/><draw:image xlink:href="./ObjectReplacements/Object 1" xlink:type="simple" xlink:show="embed" xlink:actuate="onLoad"/></draw:frame></text:p>
      <text:p text:style-name="P13">dove:</text:p>
      <table:table table:name="Table2" table:style-name="Table2">
        <table:table-column table:style-name="Table2.A"/>
        <table:table-column table:style-name="Table2.B"/>
        <table:table-row>
          <table:table-cell table:style-name="Table2.A1" office:value-type="string">
            <text:p text:style-name="P22"><text:s text:c="2"/>P</text:p>
          </table:table-cell>
          <table:table-cell table:style-name="Table2.B1" office:value-type="string">
            <text:p text:style-name="P22">È la Concentrazione di Proteina, ovvero la variabile indipendente;</text:p>
          </table:table-cell>
        </table:table-row>
        <table:table-row>
          <table:table-cell table:style-name="Table2.A2" office:value-type="string">
            <text:p text:style-name="P21"><text:s text:c="2"/><text:span text:style-name="T29">Δ</text:span><text:span text:style-name="T36">η</text:span></text:p>
          </table:table-cell>
          <table:table-cell table:style-name="Table2.B2" office:value-type="string">
            <text:p text:style-name="P22">È la differenza tra le rese quantiche di ligandi legati e ligandi liberi;</text:p>
          </table:table-cell>
        </table:table-row>
        <table:table-row>
          <table:table-cell table:style-name="Table2.A2" office:value-type="string">
            <text:p text:style-name="P21"><text:s text:c="2"/><text:span text:style-name="T35">C</text:span><text:span text:style-name="T8">ANS</text:span></text:p>
          </table:table-cell>
          <table:table-cell table:style-name="Table2.B2" office:value-type="string">
            <text:p text:style-name="P23">È la Concentrazione costante a 5 <text:span text:style-name="T26">μ</text:span>M di ANS;</text:p>
          </table:table-cell>
        </table:table-row>
        <table:table-row>
          <table:table-cell table:style-name="Table2.A2" office:value-type="string">
            <text:p text:style-name="P21"><text:s text:c="2"/><text:span text:style-name="T35">K</text:span><text:span text:style-name="T8">D</text:span></text:p>
          </table:table-cell>
          <table:table-cell table:style-name="Table2.B2" office:value-type="string">
            <text:p text:style-name="P23">È la Costante di Dissociazione;</text:p>
          </table:table-cell>
        </table:table-row>
        <table:table-row table:style-name="Table2.5">
          <table:table-cell table:style-name="Table2.A2" office:value-type="string">
            <text:p text:style-name="P21"><text:s text:c="2"/><text:span text:style-name="T35">I</text:span><text:span text:style-name="T8">0</text:span></text:p>
          </table:table-cell>
          <table:table-cell table:style-name="Table2.B2" office:value-type="string">
            <text:p text:style-name="P23">È l’Intensità di Fluorescenza di partenza, cioè di ANS libero in soluzione.</text:p>
          </table:table-cell>
        </table:table-row>
      </table:table>
      <text:p text:style-name="P11"/>
      <text:p text:style-name="P12">- Dal fit bisogna estrarre la Costante K<text:span text:style-name="T2">ass</text:span><text:span text:style-name="T9"> di Associazione e il numero n di Siti di Legame (essendo un numero intero deve risultare un valore compatiblie con n = 3 ).</text:span></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entury Schoolbook L1" svg:font-family="'Century Schoolbook L'" style:font-family-generic="roman"/>
    <style:font-face style:name="Liberation Serif1" svg:font-family="'Liberation Serif'" style:font-family-generic="roman"/>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11:34:33.788459416</meta:creation-date>
    <dc:date>2020-04-27T18:09:42.073480737</dc:date>
    <meta:editing-duration>PT31M13S</meta:editing-duration>
    <meta:editing-cycles>7</meta:editing-cycles>
    <meta:generator>LibreOffice/5.1.6.2$Linux_X86_64 LibreOffice_project/10m0$Build-2</meta:generator>
    <meta:document-statistic meta:table-count="2" meta:image-count="0" meta:object-count="1" meta:page-count="2" meta:paragraph-count="51" meta:word-count="856" meta:character-count="5100" meta:non-whitespace-character-count="4280"/>
  </office:meta>
</office:document-meta>
</file>

<file path=Object 1/content.xml><?xml version="1.0" encoding="utf-8"?>
<math xmlns="http://www.w3.org/1998/Math/MathML" display="block">
  <semantics>
    <mrow>
      <mi>I</mi>
      <mo stretchy="false">=</mo>
      <mrow>
        <mrow>
          <mfrac>
            <mrow>
              <mi mathvariant="normal">Δ</mi>
              <mi mathvariant="normal">η</mi>
            </mrow>
            <mn>2</mn>
          </mfrac>
          <mo stretchy="false">⋅</mo>
          <mrow>
            <mo fence="true" stretchy="false">[</mo>
            <mrow>
              <mrow>
                <mrow>
                  <mo fence="true" stretchy="false">(</mo>
                  <mrow>
                    <mrow>
                      <mi mathvariant="italic">nP</mi>
                      <mo stretchy="false">−</mo>
                      <msub>
                        <mi>C</mi>
                        <mi mathvariant="italic">ANS</mi>
                      </msub>
                      <mo stretchy="false">+</mo>
                      <msub>
                        <mi>K</mi>
                        <mi>D</mi>
                      </msub>
                    </mrow>
                  </mrow>
                  <mo fence="true" stretchy="false">)</mo>
                </mrow>
                <mo stretchy="false">−</mo>
                <msqrt>
                  <mrow>
                    <mrow>
                      <msup>
                        <mrow>
                          <mo fence="true" stretchy="false">(</mo>
                          <mrow>
                            <mrow>
                              <mi mathvariant="italic">nP</mi>
                              <mo stretchy="false">−</mo>
                              <msub>
                                <mi>C</mi>
                                <mi mathvariant="italic">ANS</mi>
                              </msub>
                              <mo stretchy="false">+</mo>
                              <msub>
                                <mi>K</mi>
                                <mi>D</mi>
                              </msub>
                            </mrow>
                          </mrow>
                          <mo fence="true" stretchy="false">)</mo>
                        </mrow>
                        <mn>2</mn>
                      </msup>
                      <mo stretchy="false">−</mo>
                      <mn>4</mn>
                    </mrow>
                    <msub>
                      <mi mathvariant="italic">nPC</mi>
                      <mi mathvariant="italic">ANS</mi>
                    </msub>
                  </mrow>
                </msqrt>
              </mrow>
            </mrow>
            <mo fence="true" stretchy="false">]</mo>
          </mrow>
        </mrow>
        <mo stretchy="false">+</mo>
        <msub>
          <mi>I</mi>
          <mn>0</mn>
        </msub>
      </mrow>
    </mrow>
    <annotation encoding="StarMath 5.0">I = { %DELTA %eta  } over {2}  cdot [ ( nP - C_{ANS} + K_{D}  )  - sqrt{ ( nP - C_{ANS} + K_{D}  ) ^{2} - 4nPC_{ANS} }  ]   + I_{0}  </annotation>
  </semantics>
</math>
</file>